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5.5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11.763cm" fo:min-width="2.36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6.626cm" fo:padding-top="0.151cm" fo:padding-bottom="0.151cm" fo:padding-left="0.276cm" fo:padding-right="0.27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7.329cm" svg:height="6.985cm" svg:x="37.154cm" svg:y="9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7" draw:id="id7" draw:layer="layout" svg:width="5.08cm" svg:height="1.27cm" svg:x="28.37cm" svg:y="19.262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9" draw:id="id9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6" draw:id="id6" draw:layer="layout" svg:width="5.08cm" svg:height="1.143cm" svg:x="20.87cm" svg:y="16.002cm">
          <text:p text:style-name="P6">storage-controller</text:p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5.08cm" svg:height="1.27cm" svg:x="20.87cm" svg:y="10.245cm">
          <text:p text:style-name="P6">restapi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2.921cm" svg:height="12.065cm" svg:x="13.462cm" svg:y="10.541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4" draw:id="id14" draw:layer="layout" svg:width="5.08cm" svg:height="1.27cm" svg:x="58.547cm" svg:y="11.938cm">
          <text:p text:style-name="P6">front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8" draw:id="id8" draw:layer="layout" svg:width="5.08cm" svg:height="1.27cm" svg:x="28.3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3" draw:id="id13" draw:layer="layout" svg:width="27.178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15" draw:text-style-name="P7" draw:layer="layout" svg:width="1.778cm" svg:height="0.962cm" svg:x="58.039cm" svg:y="9.271cm">
          <draw:text-box>
            <text:p text:style-name="P6">mqtt</text:p>
          </draw:text-box>
        </draw:frame>
        <draw:connector draw:style-name="gr21" draw:text-style-name="P4" draw:layer="layout" svg:x1="23.41cm" svg:y1="11.515cm" svg:x2="23.41cm" svg:y2="16.002cm" draw:start-shape="id5" draw:start-glue-point="2" draw:end-shape="id6" draw:end-glue-point="0" svg:d="M23410 11515v4487" svg:viewBox="0 0 1 4488">
          <text:p/>
        </draw:connector>
        <draw:connector draw:style-name="gr21" draw:text-style-name="P4" draw:layer="layout" svg:x1="30.91cm" svg:y1="19.262cm" svg:x2="30.91cm" svg:y2="13.208cm" draw:start-shape="id7" draw:start-glue-point="0" draw:end-shape="id8" draw:end-glue-point="2" svg:d="M30910 19262v-6054" svg:viewBox="0 0 1 6055">
          <text:p/>
        </draw:connector>
        <draw:connector draw:style-name="gr21" draw:text-style-name="P4" draw:layer="layout" draw:line-skew="2.521cm" svg:x1="30.91cm" svg:y1="20.532cm" svg:x2="57.15cm" svg:y2="23.495cm" draw:start-shape="id7" draw:start-glue-point="2" draw:end-shape="id9" draw:end-glue-point="2" svg:d="M30910 20532v6011h26240v-3048" svg:viewBox="0 0 26241 6012">
          <text:p/>
        </draw:connector>
        <draw:connector draw:style-name="gr21" draw:text-style-name="P4" draw:layer="layout" svg:x1="20.87cm" svg:y1="16.573cm" svg:x2="16.383cm" svg:y2="16.573cm" draw:start-shape="id6" draw:start-glue-point="3" draw:end-shape="id10" draw:end-glue-point="1" svg:d="M20870 16573h-4487" svg:viewBox="0 0 4488 1">
          <text:p/>
        </draw:connector>
        <draw:connector draw:style-name="gr21" draw:text-style-name="P4" draw:layer="layout" svg:x1="14.922cm" svg:y1="22.606cm" svg:x2="28.37cm" svg:y2="19.897cm" draw:start-shape="id10" draw:start-glue-point="2" draw:end-shape="id7" draw:end-glue-point="3" svg:d="M14922 22606v526h7454v-3235h5994" svg:viewBox="0 0 13449 3236">
          <text:p/>
        </draw:connector>
        <draw:connector draw:style-name="gr21" draw:text-style-name="P4" draw:layer="layout" svg:x1="33.45cm" svg:y1="12.573cm" svg:x2="37.154cm" svg:y2="12.585cm" draw:start-shape="id8" draw:start-glue-point="1" draw:end-shape="id11" draw:end-glue-point="3" svg:d="M33450 12573h1852v12h1852" svg:viewBox="0 0 3705 13">
          <text:p/>
        </draw:connector>
        <draw:connector draw:style-name="gr21" draw:text-style-name="P4" draw:layer="layout" svg:x1="54.61cm" svg:y1="22.86cm" svg:x2="52.716cm" svg:y2="22.86cm" draw:start-shape="id9" draw:start-glue-point="3" draw:end-shape="id12" svg:d="M54610 22860h-1894" svg:viewBox="0 0 1895 1">
          <text:p/>
        </draw:connector>
        <draw:connector draw:style-name="gr22" draw:text-style-name="P4" draw:layer="layout" svg:x1="50.546cm" svg:y1="3.937cm" svg:x2="45.818cm" svg:y2="9.093cm" draw:start-shape="id13" draw:start-glue-point="2" draw:end-shape="id11" draw:end-glue-point="0" svg:d="M50546 3937v2578h-4728v2578" svg:viewBox="0 0 4729 5157">
          <text:p/>
        </draw:connector>
        <draw:connector draw:style-name="gr22" draw:text-style-name="P4" draw:layer="layout" draw:line-skew="-1.461cm" svg:x1="50.546cm" svg:y1="3.937cm" svg:x2="61.087cm" svg:y2="11.938cm" draw:start-shape="id13" draw:start-glue-point="2" draw:end-shape="id14" draw:end-glue-point="0" svg:d="M50546 3937v2540h10541v5461" svg:viewBox="0 0 10542 8002">
          <text:p/>
        </draw:connector>
        <draw:connector draw:style-name="gr22" draw:text-style-name="P4" draw:layer="layout" svg:x1="57.15cm" svg:y1="22.225cm" svg:x2="54.483cm" svg:y2="12.585cm" draw:start-shape="id9" draw:start-glue-point="0" draw:end-shape="id11" draw:end-glue-point="1" svg:d="M57150 22225v-9640h-2667" svg:viewBox="0 0 2668 9641">
          <text:p/>
        </draw:connector>
        <draw:connector draw:style-name="gr22" draw:text-style-name="P4" draw:layer="layout" svg:x1="48.648cm" svg:y1="20.066cm" svg:x2="45.818cm" svg:y2="16.078cm" draw:start-shape="id12" draw:start-glue-point="0" draw:end-shape="id11" draw:end-glue-point="2" svg:d="M48648 20066v-1994h-2830v-1994" svg:viewBox="0 0 2831 3989">
          <text:p/>
        </draw:connector>
        <draw:connector draw:style-name="gr22" draw:text-style-name="P4" draw:layer="layout" svg:x1="40.164cm" svg:y1="20.066cm" svg:x2="45.818cm" svg:y2="16.078cm" draw:start-shape="id15" draw:start-glue-point="0" draw:end-shape="id11" draw:end-glue-point="2" svg:d="M40164 20066v-1994h5654v-1994" svg:viewBox="0 0 5655 3989">
          <text:p/>
        </draw:connector>
        <draw:connector draw:style-name="gr21" draw:text-style-name="P4" draw:layer="layout" svg:x1="61.087cm" svg:y1="13.208cm" svg:x2="59.69cm" svg:y2="22.86cm" draw:start-shape="id14" draw:start-glue-point="2" draw:end-shape="id9" draw:end-glue-point="1" svg:d="M61087 13208v9652h-1397" svg:viewBox="0 0 1398 9653">
          <text:p/>
        </draw:connector>
        <draw:connector draw:style-name="gr22" draw:text-style-name="P4" draw:layer="layout" svg:x1="54.483cm" svg:y1="12.585cm" svg:x2="58.547cm" svg:y2="12.573cm" draw:start-shape="id11" draw:start-glue-point="1" draw:end-shape="id14" svg:d="M54483 12585h2032v-12h2032" svg:viewBox="0 0 4065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1-09T10:50:35.866615538</dc:date>
    <meta:editing-duration>PT11H9M43S</meta:editing-duration>
    <meta:editing-cycles>143</meta:editing-cycles>
    <meta:generator>LibreOffice/5.2.3.3$Linux_X86_64 LibreOffice_project/20$Build-3</meta:generator>
    <meta:document-statistic meta:object-count="49"/>
  </office:meta>
</office:document-meta>
</file>